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  <style:text-properties officeooo:paragraph-rsid="0010e59c"/>
    </style:style>
    <style:style style:name="P2" style:family="paragraph" style:parent-style-name="Heading_20_2">
      <style:text-properties officeooo:paragraph-rsid="0010e59c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392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2275. Largest Combination With Bitwise AND Greater Than Zero</text:h>
      <text:p text:style-name="P7">The <text:span text:style-name="Strong_20_Emphasis"><text:span text:style-name="T1">bitwise AND</text:span></text:span> of an array <text:span text:style-name="Source_20_Text"><text:span text:style-name="T2">nums</text:span></text:span> is the bitwise AND of all integers in <text:span text:style-name="Source_20_Text"><text:span text:style-name="T2">nums</text:span></text:span>.</text:p>
      <text:list text:style-name="L1">
        <text:list-item>
          <text:p text:style-name="P8">For example, for <text:span text:style-name="Source_20_Text"><text:span text:style-name="T2">nums = [1, 5, 3]</text:span></text:span>, the bitwise AND is equal to <text:span text:style-name="Source_20_Text"><text:span text:style-name="T2">1 &amp; 5 &amp; 3 = 1</text:span></text:span>.</text:p>
        </text:list-item>
        <text:list-item>
          <text:p text:style-name="P9">Also, for <text:span text:style-name="Source_20_Text"><text:span text:style-name="T2">nums = [7]</text:span></text:span>, the bitwise AND is <text:span text:style-name="Source_20_Text"><text:span text:style-name="T2">7</text:span></text:span>.</text:p>
        </text:list-item>
      </text:list>
      <text:p text:style-name="P7">You are given an array of positive integers <text:span text:style-name="Source_20_Text"><text:span text:style-name="T2">candidates</text:span></text:span>. Evaluate the <text:span text:style-name="Strong_20_Emphasis"><text:span text:style-name="T1">bitwise AND</text:span></text:span> of every <text:span text:style-name="Strong_20_Emphasis"><text:span text:style-name="T1">combination</text:span></text:span> of numbers of <text:span text:style-name="Source_20_Text"><text:span text:style-name="T2">candidates</text:span></text:span>. Each number in <text:span text:style-name="Source_20_Text"><text:span text:style-name="T2">candidates</text:span></text:span> may only be used <text:span text:style-name="Strong_20_Emphasis"><text:span text:style-name="T1">once</text:span></text:span> in each combination.</text:p>
      <text:p text:style-name="P7">Return <text:span text:style-name="Emphasis"><text:span text:style-name="T1">the size of the </text:span></text:span><text:span text:style-name="Emphasis"><text:span text:style-name="Strong_20_Emphasis"><text:span text:style-name="T1">largest</text:span></text:span></text:span><text:span text:style-name="Emphasis"><text:span text:style-name="T1"> combination of </text:span></text:span><text:span text:style-name="Source_20_Text"><text:span text:style-name="T2">candidates</text:span></text:span><text:span text:style-name="Emphasis"><text:span text:style-name="T1"> with a bitwise AND </text:span></text:span><text:span text:style-name="Emphasis"><text:span text:style-name="Strong_20_Emphasis"><text:span text:style-name="T1">greater</text:span></text:span></text:span><text:span text:style-name="Emphasis"><text:span text:style-name="T1"> than </text:span></text:span><text:span text:style-name="Source_20_Text"><text:span text:style-name="T2">0</text:span></text:span>.</text:p>
      <text:p text:style-name="P7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 candidates = [16,17,71,62,12,24,14]</text:p>
      <text:p text:style-name="P3"><text:span text:style-name="Strong_20_Emphasis"><text:span text:style-name="T1">Output:</text:span></text:span> 4</text:p>
      <text:p text:style-name="P3"><text:span text:style-name="Strong_20_Emphasis"><text:span text:style-name="T1">Explanation:</text:span></text:span> The combination [16,17,62,24] has a bitwise AND of 16 &amp; 17 &amp; 62 &amp; 24 = 16 &gt; 0.</text:p>
      <text:p text:style-name="P5">The size of the combination is 4.</text:p>
      <text:p text:style-name="P5">It can be shown that no combination with a size greater than 4 has a bitwise AND greater than 0.</text:p>
      <text:p text:style-name="P5">Note that more than one combination may have the largest size.</text:p>
      <text:p text:style-name="P4">For example, the combination [62,12,24,14] has a bitwise AND of 62 &amp; 12 &amp; 24 &amp; 14 = 8 &gt; 0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 candidates = [8,8]</text:p>
      <text:p text:style-name="P3"><text:span text:style-name="Strong_20_Emphasis"><text:span text:style-name="T1">Output:</text:span></text:span> 2</text:p>
      <text:p text:style-name="P3"><text:span text:style-name="Strong_20_Emphasis"><text:span text:style-name="T1">Explanation:</text:span></text:span> The largest combination [8,8] has a bitwise AND of 8 &amp; 8 = 8 &gt; 0.</text:p>
      <text:p text:style-name="P4">The size of the combination is 2, so we return 2.</text:p>
      <text:p text:style-name="P7"> </text:p>
      <text:p text:style-name="P7"><text:span text:style-name="Strong_20_Emphasis"><text:span text:style-name="T1">Constraints:</text:span></text:span></text:p>
      <text:list text:style-name="L2">
        <text:list-item>
          <text:p text:style-name="P10"><text:span text:style-name="Source_20_Text"><text:span text:style-name="T2">1 &lt;= candidates.length &lt;= 10</text:span></text:span><text:span text:style-name="Source_20_Text"><text:span text:style-name="T3">5</text:span></text:span></text:p>
        </text:list-item>
        <text:list-item>
          <text:p text:style-name="P11"><text:span text:style-name="Source_20_Text"><text:span text:style-name="T2">1 &lt;= candidates[i] &lt;= 10</text:span></text:span><text:span text:style-name="Source_20_Text"><text:span text:style-name="T3">7</text:span></text:span></text:p>
        </text:list-item>
      </text:list>
      <text:p text:style-name="Standard"/>
      <text:p text:style-name="Standard"/>
      <text:h text:style-name="P1" text:outline-level="2">2275. Largest Combination With Bitwise AND Greater Than Zero</text:h>
      <text:p text:style-name="P6">/*</text:p>
      <text:p text:style-name="P6"><text:s text:c="4"/><text:span text:style-name="T4">Bit Manipulation</text:span></text:p>
      <text:p text:style-name="P6"><text:s text:c="4"/>Time complexity: <draw:frame draw:style-name="fr1" draw:name="Object1" text:anchor-type="as-char" svg:y="-0.1909in" svg:width="1.472in" svg:height="0.2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 text:c="4"/>Space complexity: O(1)</text:p>
      <text:p text:style-name="P6"><text:s text:c="4"/>n: number of elements in `candidates` array</text:p>
      <text:p text:style-name="P6"><text:s text:c="4"/>mx: m<text:span text:style-name="T5">a</text:span>x element in `candidates` array</text:p>
      <text:p text:style-name="P6">*/</text:p>
      <text:p text:style-name="Standard">class Solution {</text:p>
      <text:p text:style-name="Standard"><text:s text:c="4"/>public:</text:p>
      <text:p text:style-name="Standard"><text:s text:c="8"/>int largestCombination(std::vector&lt;int&gt;&amp; candidates){</text:p>
      <text:p text:style-name="Standard"><text:s text:c="12"/>int k=32-__builtin_clz(*std::max_element(candidates.begin(),candidates.end()))-1;</text:p>
      <text:p text:style-name="Standard"><text:s text:c="12"/>int ans=0;</text:p>
      <text:p text:style-name="Standard"><text:s text:c="12"/>for(int i=0;i&lt;=k;++i){</text:p>
      <text:p text:style-name="Standard"><text:s text:c="16"/>int cnt=0;</text:p>
      <text:p text:style-name="Standard"><text:s text:c="16"/>for(auto&amp; e: candidates) cnt+=int((e&amp;(1&lt;&lt;i))!=0);</text:p>
      <text:p text:style-name="Standard"><text:s text:c="16"/>ans=std::max(ans,cnt);</text:p>
      <text:p text:style-name="Standard"><text:s text:c="12"/>}</text:p>
      <text:p text:style-name="Standard"><text:s text:c="12"/>return ans;</text:p>
      <text:p text:style-name="Standard"><text:s text:c="8"/>}</text:p>
      <text:p text:style-name="Standard">};</text:p>
      <text:h text:style-name="P2" text:outline-level="2">2275. Largest Combination With Bitwise AND Greater Than Zero</text:h>
      <text:p text:style-name="P6">/*</text:p>
      <text:p text:style-name="P6"><text:s text:c="4"/><text:span text:style-name="T4">Bit Manipulation</text:span></text:p>
      <text:p text:style-name="P6"><text:s text:c="4"/>Time complexity: O(32n)=O(n)</text:p>
      <text:p text:style-name="P6"><text:s text:c="4"/>Space complexity: O(1)</text:p>
      <text:p text:style-name="P6"><text:s text:c="4"/>n: number of elements in `candidates` array</text:p>
      <text:p text:style-name="P6"><text:s text:c="4"/>mx: m<text:span text:style-name="T5">a</text:span>x element in `candidates` array</text:p>
      <text:p text:style-name="P6">*/</text:p>
      <text:p text:style-name="Standard">class Solution {</text:p>
      <text:p text:style-name="Standard">public:</text:p>
      <text:p text:style-name="Standard"><text:s text:c="4"/>int largestCombination(std::vector&lt;int&gt;&amp; candidates){</text:p>
      <text:p text:style-name="Standard"><text:s text:c="8"/>int ans=0;</text:p>
      <text:p text:style-name="Standard"><text:s text:c="8"/>for(int i=0;i&lt;32;++i){</text:p>
      <text:p text:style-name="Standard"><text:s text:c="12"/>int cnt=0;</text:p>
      <text:p text:style-name="Standard"><text:s text:c="12"/>for(auto&amp; e: candidates) cnt+=int((e&amp;(1&lt;&lt;i))!=0);</text:p>
      <text:p text:style-name="Standard"><text:s text:c="12"/>ans=std::max(ans,cnt);</text:p>
      <text:p text:style-name="Standard"><text:s text:c="8"/>}</text:p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8:37:08.491200016</meta:creation-date>
    <dc:date>2024-11-07T18:49:27.882824378</dc:date>
    <meta:editing-duration>PT12M22S</meta:editing-duration>
    <meta:editing-cycles>3</meta:editing-cycles>
    <meta:generator>LibreOffice/24.2.6.2$Linux_X86_64 LibreOffice_project/420$Build-2</meta:generator>
    <meta:document-statistic meta:table-count="0" meta:image-count="0" meta:object-count="1" meta:page-count="2" meta:paragraph-count="66" meta:word-count="354" meta:character-count="2365" meta:non-whitespace-character-count="1831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n</mi>
              <mo stretchy="false">+</mo>
              <mi>n</mi>
            </mrow>
            <msub>
              <mi>log</mi>
              <mn>2</mn>
            </msub>
            <mi mathvariant="italic">mx</mi>
          </mrow>
        </mrow>
        <mo fence="true" form="postfix" stretchy="false">)</mo>
      </mrow>
    </mrow>
    <annotation encoding="StarMath 5.0">O(n+n log_2 mx)</annotation>
  </semantics>
</math>
</file>